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officeooo:rsid="000ddc3f" officeooo:paragraph-rsid="000ddc3f"/>
    </style:style>
    <style:style style:name="P2" style:family="paragraph" style:parent-style-name="Standard">
      <style:text-properties officeooo:rsid="000f146b" officeooo:paragraph-rsid="000f146b"/>
    </style:style>
    <style:style style:name="P3" style:family="paragraph" style:parent-style-name="Standard">
      <style:text-properties officeooo:rsid="000f146b" officeooo:paragraph-rsid="00122d61"/>
    </style:style>
    <style:style style:name="P4" style:family="paragraph" style:parent-style-name="Standard">
      <style:text-properties officeooo:rsid="0010328f" officeooo:paragraph-rsid="0010328f"/>
    </style:style>
    <style:style style:name="P5" style:family="paragraph" style:parent-style-name="Standard">
      <style:text-properties officeooo:rsid="00122d61" officeooo:paragraph-rsid="00122d61"/>
    </style:style>
    <style:style style:name="P6" style:family="paragraph" style:parent-style-name="Standard">
      <style:text-properties style:text-underline-style="solid" style:text-underline-width="auto" style:text-underline-color="font-color" fo:font-weight="bold" officeooo:rsid="00122d61" officeooo:paragraph-rsid="00122d61" style:font-weight-asian="bold" style:font-weight-complex="bold"/>
    </style:style>
    <style:style style:name="P7" style:family="paragraph" style:parent-style-name="Standard">
      <style:text-properties style:text-underline-style="solid" style:text-underline-width="auto" style:text-underline-color="font-color" fo:font-weight="bold" officeooo:rsid="000f146b" officeooo:paragraph-rsid="000f146b" style:font-weight-asian="bold" style:font-weight-complex="bold"/>
    </style:style>
    <style:style style:name="P8" style:family="paragraph" style:parent-style-name="Standard">
      <style:text-properties style:text-underline-style="none" fo:font-weight="normal" officeooo:rsid="00122d61" officeooo:paragraph-rsid="00122d61" style:font-weight-asian="normal" style:font-weight-complex="normal"/>
    </style:style>
    <style:style style:name="T1" style:family="text">
      <style:text-properties officeooo:rsid="000f146b"/>
    </style:style>
    <style:style style:name="T2" style:family="text">
      <style:text-properties officeooo:rsid="0010328f"/>
    </style:style>
    <style:style style:name="T3" style:family="text">
      <style:text-properties officeooo:rsid="00122d6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&lt;&lt;App Title = ToBus&gt;&gt;</text:p>
      <text:p text:style-name="P1"/>
      <text:p text:style-name="P1">This app was designed as a way to act as an intermediate between the user database(usually that includes all hardware :-)) and the workforce that is employed in a bus service providing firm.</text:p>
      <text:p text:style-name="P1"/>
      <text:p text:style-name="P1"><text:tab/>The apps main feature is to show the driver's behavior stats in a very descriptive manner .</text:p>
      <text:p text:style-name="P1">The “USER INTERFACE ACTIVITY ” involves <text:s/>the <text:span text:style-name="T1">description</text:span> of the driver and may other vital information such as </text:p>
      <text:p text:style-name="P1"/>
      <text:p text:style-name="P1">1)No of passengers →from the sensors <text:tab/></text:p>
      <text:p text:style-name="P1"><text:tab/>1.1)No of passengers boarded from each station</text:p>
      <text:p text:style-name="P1"><text:tab/>1.2)How much money was credited to the bus</text:p>
      <text:p text:style-name="P1">2)Driver speeding meter(represented as graph) // rash driving and stuff</text:p>
      <text:p text:style-name="P1"/>
      <text:p text:style-name="P1"/>
      <text:p text:style-name="P1">The app also includes a google map API that provides the app with <text:span text:style-name="T1">map with various functionalities</text:span></text:p>
      <text:p text:style-name="P2">such as </text:p>
      <text:p text:style-name="P2"/>
      <text:p text:style-name="P2">1)Provides google map API</text:p>
      <text:p text:style-name="P2">2)Provide current user position(near real-time)</text:p>
      <text:p text:style-name="P2">3)Provide current speed of object using google API</text:p>
      <text:p text:style-name="P2">4)Pin point bus stops on the map </text:p>
      <text:p text:style-name="P2"><text:tab/>This feature serves as a dual purpose →one is to prevent the driver from stoping anywhere other than the bus stop →two,to give the driver with NAV feature through the app</text:p>
      <text:p text:style-name="P2"/>
      <text:p text:style-name="P2"/>
      <text:p text:style-name="P7">App functionalities</text:p>
      <text:p text:style-name="P2"/>
      <text:p text:style-name="P2">// prelim <text:s/>functionalities</text:p>
      <text:p text:style-name="P2"/>
      <text:p text:style-name="P2">1)User Sign-up</text:p>
      <text:p text:style-name="P2">2)Update user details to the cloud database</text:p>
      <text:p text:style-name="P2">3)User Login</text:p>
      <text:p text:style-name="P2">4)Fetch user details from the stored cloud</text:p>
      <text:p text:style-name="P2">5)Perform Auth</text:p>
      <text:p text:style-name="P2"/>
      <text:p text:style-name="P2">All the above stated functionalities are implemented to its fullest and works with 100% reliability. All the above stated feature was implementable with Google Firebase</text:p>
      <text:p text:style-name="P2"/>
      <text:p text:style-name="P2">//Secondary Functionalities</text:p>
      <text:p text:style-name="P2"/>
      <text:p text:style-name="P2">1)Fetch user details from cloud</text:p>
      <text:p text:style-name="P2">2)Display them in the “User Interface Activity”</text:p>
      <text:p text:style-name="P2">3)Plot the values from sensor readings that should have been uploaded to the cloud</text:p>
      <text:p text:style-name="P2"><text:span text:style-name="T2">4</text:span>)Go to Map </text:p>
      <text:p text:style-name="P2"/>
      <text:p text:style-name="P2">All the above stated functionalities are implemented to its fullest excluding feature <text:s/>3.</text:p>
      <text:p text:style-name="P2">Reasons:</text:p>
      <text:p text:style-name="P2"/>
      <text:p text:style-name="P2">1)The data from the sensors was not uploaded to AZURE database or any-other database for that matter. Hence without the data, plotting graph had fatal problems.</text:p>
      <text:p text:style-name="P2"/>
      <text:p text:style-name="P2"><text:soft-page-break/>//Map Functionalities</text:p>
      <text:p text:style-name="P2"/>
      <text:p text:style-name="P2">1)Create Map Activity</text:p>
      <text:p text:style-name="P2">2)<text:span text:style-name="T2">Create live location function</text:span></text:p>
      <text:p text:style-name="P4">3)Display live location details (graphical)</text:p>
      <text:p text:style-name="P4">4)Pin point certain coordinates in the map </text:p>
      <text:p text:style-name="P4">5)Create a link able path to all pin pointed locations</text:p>
      <text:p text:style-name="P4">6)Nav Feature</text:p>
      <text:p text:style-name="P4"/>
      <text:p text:style-name="P3">All the above stated functionalities are implemented to its fullest excluding feature<text:span text:style-name="T3">s 4,5 and 6.</text:span></text:p>
      <text:p text:style-name="P5">Reasons:</text:p>
      <text:p text:style-name="P5"><text:tab/>Learning curve required more time than Expected</text:p>
      <text:p text:style-name="P3"/>
      <text:p text:style-name="P3"><text:tab/><text:span text:style-name="T3">Documentation</text:span></text:p>
      <text:p text:style-name="P3"/>
      <text:p text:style-name="P6">User Sign up Activity:</text:p>
      <text:p text:style-name="P5"/>
      <text:p text:style-name="P5">1)Enter User Credentials such as </text:p>
      <text:p text:style-name="P5"><text:tab/>1.1)Full Name</text:p>
      <text:p text:style-name="P5"><text:tab/>1.2)Date of Birth</text:p>
      <text:p text:style-name="P5"><text:tab/>1.3)Email </text:p>
      <text:p text:style-name="P5"><text:tab/>1.4)Create a password </text:p>
      <text:p text:style-name="P5"><text:tab/>1.5)Provide physical Application ID of the participant </text:p>
      <text:p text:style-name="P5">2)Press the “SIGN UP NOW ” button to create an account</text:p>
      <text:p text:style-name="P5"/>
      <text:p text:style-name="P6">User Login Activity:</text:p>
      <text:p text:style-name="P5"/>
      <text:p text:style-name="P5">1)Enter user Credentials</text:p>
      <text:p text:style-name="P5"><text:tab/>1.1)USER NAME→ Email address provided</text:p>
      <text:p text:style-name="P4"><text:tab/><text:span text:style-name="T3">1.2)PASSWORD <text:s/>→ password provided during sign up</text:span></text:p>
      <text:p text:style-name="P4"/>
      <text:p text:style-name="P6">User Interface Activity</text:p>
      <text:p text:style-name="P6"/>
      <text:p text:style-name="P8">The only intractable entity in this activity is the “GO TO MAP ”button.When this button is pressed it takes the users to the “mapsActivity”</text:p>
      <text:p text:style-name="P8"/>
      <text:p text:style-name="P8"/>
      <text:p text:style-name="P4"/>
      <text:p text:style-name="P4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02T08:48:10.428441519</meta:creation-date>
    <dc:date>2020-01-02T09:32:15.811079151</dc:date>
    <meta:editing-duration>PT7M24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2" meta:paragraph-count="56" meta:word-count="436" meta:character-count="2756" meta:non-whitespace-character-count="2348"/>
  </office:meta>
</office:document-meta>
</file>